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  <style:font-face style:name="sans-serif" svg:font-family="sans-serif"/>
  </office:font-face-decls>
  <office:automatic-styles>
    <style:style style:name="P1" style:family="paragraph" style:parent-style-name="Preformatted_20_Text">
      <style:paragraph-properties fo:margin-left="0cm" fo:margin-right="0cm" fo:line-height="130%" fo:orphans="2" fo:widows="2" fo:text-indent="0cm" style:auto-text-indent="false" fo:padding="0.049cm" fo:border="0.06pt solid #eaecf0"/>
      <style:text-properties fo:font-variant="normal" fo:text-transform="none" fo:color="#bc7a00" loext:opacity="100%" style:font-name="monospace" fo:font-size="9.75pt" fo:letter-spacing="normal" fo:font-style="normal" fo:font-weight="normal"/>
    </style:style>
    <style:style style:name="P2" style:family="paragraph" style:parent-style-name="Preformatted_20_Text">
      <loext:graphic-properties draw:fill="solid" draw:fill-color="#f8f9fa" draw:opacity="100%"/>
      <style:paragraph-properties fo:margin-top="0cm" fo:margin-bottom="0.499cm" style:contextual-spacing="false" fo:line-height="130%" fo:orphans="2" fo:widows="2" fo:background-color="#f8f9fa" fo:padding="0.049cm" fo:border="0.06pt solid #eaecf0"/>
      <style:text-properties fo:font-variant="normal" fo:text-transform="none" fo:color="#008000" loext:opacity="100%" style:font-name="monospace" fo:font-size="9.75pt" fo:letter-spacing="normal" fo:font-style="normal" fo:font-weight="bold"/>
    </style:style>
    <style:style style:name="P3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8000" loext:opacity="100%" style:font-name="monospace" fo:font-size="9.75pt" fo:letter-spacing="normal" fo:font-style="normal" fo:font-weight="bold"/>
    </style:style>
    <style:style style:name="P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loext:opacity="100%" fo:letter-spacing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font-size="10.5pt" fo:letter-spacing="normal" fo:font-style="normal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font-size="10.5pt" fo:letter-spacing="normal" fo:font-style="normal" fo:font-weight="normal" style:font-weight-asian="normal" style:font-weight-complex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loext:opacity="100%" style:font-name="sans-serif" fo:font-size="10.5pt" fo:letter-spacing="normal" fo:font-style="normal" fo:font-weight="bold" style:font-weight-asian="bold" style:font-weight-complex="bold"/>
    </style:style>
    <style:style style:name="T1" style:family="text">
      <style:text-properties style:font-name="monospace" fo:font-size="9.75pt" fo:font-style="normal" fo:font-weight="normal"/>
    </style:style>
    <style:style style:name="T2" style:family="text">
      <style:text-properties fo:color="#008000" loext:opacity="100%" style:font-name="monospace" fo:font-size="9.75pt" fo:font-style="normal" fo:font-weight="bold"/>
    </style:style>
    <style:style style:name="T3" style:family="text">
      <style:text-properties fo:color="#7d9029" loext:opacity="100%" style:font-name="monospace" fo:font-size="9.75pt" fo:font-style="normal" fo:font-weight="normal"/>
    </style:style>
    <style:style style:name="T4" style:family="text">
      <style:text-properties fo:color="#ba2121" loext:opacity="100%" style:font-name="monospace" fo:font-size="9.75pt" fo:font-style="normal" fo:font-weight="normal"/>
    </style:style>
    <style:style style:name="T5" style:family="text">
      <style:text-properties fo:font-variant="normal" fo:text-transform="none" fo:color="#222222" loext:opacity="100%" style:font-name="sans-serif" fo:font-size="10.5pt" fo:letter-spacing="normal" fo:font-style="normal"/>
    </style:style>
    <style:style style:name="T6" style:family="text">
      <style:text-properties officeooo:rsid="0009c6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?xml version="1.0" encoding="utf-8"?&gt;</text:p>
      <text:p text:style-name="P3">&lt;equipos&gt;</text:p>
      <text:p text:style-name="P4"><text:s/><text:span text:style-name="T2">&lt;máquina</text:span><text:span text:style-name="T1"> </text:span><text:span text:style-name="T3">nome=</text:span><text:span text:style-name="T4">"PC017"</text:span><text:span text:style-name="T2">&gt;</text:span></text:p>
      <text:p text:style-name="P4"><text:s text:c="2"/><text:span text:style-name="T2">&lt;hardware&gt;</text:span></text:p>
      <text:p text:style-name="P4"><text:s text:c="3"/><text:span text:style-name="T2">&lt;tipo&gt;</text:span><text:span text:style-name="T1">PC Sobremesa</text:span><text:span text:style-name="T2">&lt;/tipo&gt;</text:span></text:p>
      <text:p text:style-name="P4"><text:s text:c="3"/><text:span text:style-name="T2">&lt;fabricante&gt;</text:span><text:span text:style-name="T1">Dell</text:span><text:span text:style-name="T2">&lt;/fabricante&gt;</text:span></text:p>
      <text:p text:style-name="P4"><text:s text:c="3"/><text:span text:style-name="T2">&lt;procesador</text:span><text:span text:style-name="T1"> </text:span><text:span text:style-name="T3">marca=</text:span><text:span text:style-name="T4">"Intel"</text:span><text:span text:style-name="T1"> </text:span><text:span text:style-name="T3">num_nucleos=</text:span><text:span text:style-name="T4">"4"</text:span><text:span text:style-name="T1"> </text:span><text:span text:style-name="T3">velocidade=</text:span><text:span text:style-name="T4">"3.1"</text:span><text:span text:style-name="T2">&gt;</text:span><text:span text:style-name="T1">i7</text:span><text:span text:style-name="T2">&lt;/procesador&gt;</text:span></text:p>
      <text:p text:style-name="P4"><text:s text:c="3"/><text:span text:style-name="T2">&lt;memoria</text:span><text:span text:style-name="T1"> </text:span><text:span text:style-name="T3">tecnoloxía=</text:span><text:span text:style-name="T4">"DDR3"</text:span><text:span text:style-name="T2">&gt;</text:span><text:span text:style-name="T1">8</text:span><text:span text:style-name="T2">&lt;/memoria&gt;</text:span></text:p>
      <text:p text:style-name="P4"><text:s text:c="3"/><text:span text:style-name="T2">&lt;disco</text:span><text:span text:style-name="T1"> </text:span><text:span text:style-name="T3">tecnoloxía=</text:span><text:span text:style-name="T4">"SATA"</text:span><text:span text:style-name="T1"> </text:span><text:span text:style-name="T3">capacidade=</text:span><text:span text:style-name="T4">"2000"</text:span><text:span text:style-name="T2">/&gt;</text:span></text:p>
      <text:p text:style-name="P4"><text:s text:c="3"/><text:span text:style-name="T2">&lt;gravadora</text:span><text:span text:style-name="T1"> </text:span><text:span text:style-name="T3">tipo=</text:span><text:span text:style-name="T4">"DVD"</text:span><text:span text:style-name="T2">/&gt;</text:span></text:p>
      <text:p text:style-name="P4"><text:s text:c="2"/><text:span text:style-name="T2">&lt;/hardware&gt;</text:span></text:p>
      <text:p text:style-name="P4"><text:s text:c="2"/><text:span text:style-name="T2">&lt;config&gt;</text:span></text:p>
      <text:p text:style-name="P4"><text:s text:c="3"/><text:span text:style-name="T2">&lt;OS&gt;</text:span><text:span text:style-name="T1">Windows 7</text:span><text:span text:style-name="T2">&lt;/OS&gt;</text:span></text:p>
      <text:p text:style-name="P4"><text:s text:c="3"/><text:span text:style-name="T2">&lt;IP&gt;</text:span><text:span text:style-name="T1">192.168.20.105</text:span><text:span text:style-name="T2">&lt;/IP&gt;</text:span></text:p>
      <text:p text:style-name="P4"><text:s text:c="3"/><text:span text:style-name="T2">&lt;gateway&gt;</text:span><text:span text:style-name="T1">192.168.20.1</text:span><text:span text:style-name="T2">&lt;/gateway&gt;</text:span></text:p>
      <text:p text:style-name="P4"><text:s text:c="2"/><text:span text:style-name="T2">&lt;/config&gt;</text:span></text:p>
      <text:p text:style-name="P4"><text:s/><text:span text:style-name="T2">&lt;/máquina&gt;</text:span></text:p>
      <text:p text:style-name="P4"><text:s/><text:span text:style-name="T2">&lt;máquina</text:span><text:span text:style-name="T1"> </text:span><text:span text:style-name="T3">nome=</text:span><text:span text:style-name="T4">"PC053"</text:span><text:span text:style-name="T2">&gt;</text:span></text:p>
      <text:p text:style-name="P4"><text:s text:c="2"/><text:span text:style-name="T2">&lt;hardware&gt;</text:span></text:p>
      <text:p text:style-name="P4"><text:s text:c="3"/><text:span text:style-name="T2">&lt;tipo&gt;</text:span><text:span text:style-name="T1">Semitorre</text:span><text:span text:style-name="T2">&lt;/tipo&gt;</text:span></text:p>
      <text:p text:style-name="P4"><text:s text:c="3"/><text:span text:style-name="T2">&lt;memoria&gt;</text:span><text:span text:style-name="T1">0.5</text:span><text:span text:style-name="T2">&lt;/memoria&gt;</text:span></text:p>
      <text:p text:style-name="P4"><text:s text:c="3"/><text:span text:style-name="T2">&lt;disco</text:span><text:span text:style-name="T1"> </text:span><text:span text:style-name="T3">capacidade=</text:span><text:span text:style-name="T4">"40"</text:span><text:span text:style-name="T2">/&gt;</text:span></text:p>
      <text:p text:style-name="P4"><text:s text:c="3"/><text:span text:style-name="T2">&lt;lectora</text:span><text:span text:style-name="T1"> </text:span><text:span text:style-name="T3">tipo=</text:span><text:span text:style-name="T4">"CD"</text:span><text:span text:style-name="T2">/&gt;</text:span></text:p>
      <text:p text:style-name="P4"><text:s text:c="2"/><text:span text:style-name="T2">&lt;/hardware&gt;</text:span></text:p>
      <text:p text:style-name="P4"><text:s text:c="2"/><text:span text:style-name="T2">&lt;config&gt;</text:span></text:p>
      <text:p text:style-name="P4"><text:s text:c="3"/><text:span text:style-name="T2">&lt;OS&gt;</text:span><text:span text:style-name="T1">Windows XP</text:span><text:span text:style-name="T2">&lt;/OS&gt;</text:span></text:p>
      <text:p text:style-name="P4"><text:s text:c="2"/><text:span text:style-name="T2">&lt;/config&gt;</text:span></text:p>
      <text:p text:style-name="P4"><text:s/><text:span text:style-name="T2">&lt;/máquina&gt;</text:span></text:p>
      <text:p text:style-name="P4"><text:s/><text:span text:style-name="T2">&lt;máquina</text:span><text:span text:style-name="T1"> </text:span><text:span text:style-name="T3">nome=</text:span><text:span text:style-name="T4">"PC007"</text:span><text:span text:style-name="T2">&gt;</text:span></text:p>
      <text:p text:style-name="P4"><text:s text:c="2"/><text:span text:style-name="T2">&lt;hardware&gt;</text:span></text:p>
      <text:p text:style-name="P4"><text:s text:c="3"/><text:span text:style-name="T2">&lt;tipo&gt;</text:span><text:span text:style-name="T1">Semitorre</text:span><text:span text:style-name="T2">&lt;/tipo&gt;</text:span></text:p>
      <text:p text:style-name="P4"><text:s text:c="3"/><text:span text:style-name="T2">&lt;memoria</text:span><text:span text:style-name="T1"> </text:span><text:span text:style-name="T3">tecnoloxía=</text:span><text:span text:style-name="T4">"DDR"</text:span><text:span text:style-name="T2">&gt;</text:span><text:span text:style-name="T1">0.5</text:span><text:span text:style-name="T2">&lt;/memoria&gt;</text:span></text:p>
      <text:p text:style-name="P4"><text:s text:c="3"/><text:span text:style-name="T2">&lt;disco</text:span><text:span text:style-name="T1"> </text:span><text:span text:style-name="T3">capacidade=</text:span><text:span text:style-name="T4">"40"</text:span><text:span text:style-name="T2">/&gt;</text:span></text:p>
      <text:p text:style-name="P4"><text:s text:c="3"/><text:span text:style-name="T2">&lt;lectora</text:span><text:span text:style-name="T1"> </text:span><text:span text:style-name="T3">tipo=</text:span><text:span text:style-name="T4">"CD"</text:span><text:span text:style-name="T2">/&gt;</text:span></text:p>
      <text:p text:style-name="P4"><text:s text:c="2"/><text:span text:style-name="T2">&lt;/hardware&gt;</text:span></text:p>
      <text:p text:style-name="P4"><text:s text:c="2"/><text:span text:style-name="T2">&lt;config&gt;</text:span></text:p>
      <text:p text:style-name="P4"><text:s text:c="3"/><text:span text:style-name="T2">&lt;OS&gt;</text:span><text:span text:style-name="T1">Windows XP</text:span><text:span text:style-name="T2">&lt;/OS&gt;</text:span></text:p>
      <text:p text:style-name="P4"><text:s text:c="2"/><text:span text:style-name="T2">&lt;/config&gt;</text:span></text:p>
      <text:p text:style-name="P4"><text:s text:c="2"/><text:span text:style-name="T2">&lt;notas&gt;</text:span><text:span text:style-name="T1">Sin tarxeta de rede</text:span><text:span text:style-name="T2">&lt;/notas&gt;</text:span></text:p>
      <text:p text:style-name="P4"><text:s/><text:span text:style-name="T2">&lt;/máquina&gt;</text:span></text:p>
      <text:p text:style-name="P4"><text:s/><text:span text:style-name="T2">&lt;máquina</text:span><text:span text:style-name="T1"> </text:span><text:span text:style-name="T3">nome=</text:span><text:span text:style-name="T4">"PR003"</text:span><text:span text:style-name="T2">&gt;</text:span></text:p>
      <text:p text:style-name="P4"><text:s text:c="2"/><text:span text:style-name="T2">&lt;hardware&gt;</text:span></text:p>
      <text:p text:style-name="P4"><text:s text:c="3"/><text:span text:style-name="T2">&lt;tipo&gt;</text:span><text:span text:style-name="T1">Impresora Inyección</text:span><text:span text:style-name="T2">&lt;/tipo&gt;</text:span></text:p>
      <text:p text:style-name="P4"><text:s text:c="3"/><text:span text:style-name="T2">&lt;fabricante&gt;</text:span><text:span text:style-name="T1">Lexmark</text:span><text:span text:style-name="T2">&lt;/fabricante&gt;</text:span></text:p>
      <text:p text:style-name="P4"><text:s text:c="2"/><text:span text:style-name="T2">&lt;/hardware&gt;</text:span></text:p>
      <text:p text:style-name="P4"><text:s text:c="2"/><text:span text:style-name="T2">&lt;config/&gt;</text:span></text:p>
      <text:p text:style-name="P4"><text:s/><text:span text:style-name="T2">&lt;/máquina&gt;</text:span></text:p>
      <text:p text:style-name="P4"><text:s/><text:span text:style-name="T2">&lt;máquina</text:span><text:span text:style-name="T1"> </text:span><text:span text:style-name="T3">nome=</text:span><text:span text:style-name="T4">"PC011"</text:span><text:span text:style-name="T2">&gt;</text:span></text:p>
      <text:p text:style-name="P4"><text:s text:c="2"/><text:span text:style-name="T2">&lt;hardware&gt;</text:span></text:p>
      <text:p text:style-name="P4"><text:soft-page-break/><text:s text:c="3"/><text:span text:style-name="T2">&lt;tipo&gt;</text:span><text:span text:style-name="T1">Semitorre</text:span><text:span text:style-name="T2">&lt;/tipo&gt;</text:span></text:p>
      <text:p text:style-name="P4"><text:s text:c="3"/><text:span text:style-name="T2">&lt;memoria&gt;</text:span><text:span text:style-name="T1">1</text:span><text:span text:style-name="T2">&lt;/memoria&gt;</text:span></text:p>
      <text:p text:style-name="P4"><text:s text:c="3"/><text:span text:style-name="T2">&lt;disco</text:span><text:span text:style-name="T1"> </text:span><text:span text:style-name="T3">capacidade=</text:span><text:span text:style-name="T4">"80"</text:span><text:span text:style-name="T2">/&gt;</text:span></text:p>
      <text:p text:style-name="P4"><text:s text:c="3"/><text:span text:style-name="T2">&lt;lectora</text:span><text:span text:style-name="T1"> </text:span><text:span text:style-name="T3">tipo=</text:span><text:span text:style-name="T4">"CD"</text:span><text:span text:style-name="T2">/&gt;</text:span></text:p>
      <text:p text:style-name="P4"><text:s text:c="2"/><text:span text:style-name="T2">&lt;/hardware&gt;</text:span></text:p>
      <text:p text:style-name="P4"><text:s text:c="2"/><text:span text:style-name="T2">&lt;config&gt;</text:span></text:p>
      <text:p text:style-name="P4"><text:s text:c="3"/><text:span text:style-name="T2">&lt;OS&gt;</text:span><text:span text:style-name="T1">Windows 2000 SP4</text:span><text:span text:style-name="T2">&lt;/OS&gt;</text:span></text:p>
      <text:p text:style-name="P4"><text:s text:c="3"/><text:span text:style-name="T2">&lt;IP&gt;</text:span><text:span text:style-name="T1">192.168.10.221</text:span><text:span text:style-name="T2">&lt;/IP&gt;</text:span></text:p>
      <text:p text:style-name="P4"><text:s text:c="2"/><text:span text:style-name="T2">&lt;/config&gt;</text:span></text:p>
      <text:p text:style-name="P4"><text:s/><text:span text:style-name="T2">&lt;/máquina&gt;</text:span></text:p>
      <text:p text:style-name="P4"><text:s/><text:span text:style-name="T2">&lt;máquina</text:span><text:span text:style-name="T1"> </text:span><text:span text:style-name="T3">nome=</text:span><text:span text:style-name="T4">"PC019"</text:span><text:span text:style-name="T2">&gt;</text:span></text:p>
      <text:p text:style-name="P4"><text:s text:c="2"/><text:span text:style-name="T2">&lt;hardware&gt;</text:span></text:p>
      <text:p text:style-name="P4"><text:s text:c="3"/><text:span text:style-name="T2">&lt;tipo&gt;</text:span><text:span text:style-name="T1">Semitorre</text:span><text:span text:style-name="T2">&lt;/tipo&gt;</text:span></text:p>
      <text:p text:style-name="P4"><text:s text:c="3"/><text:span text:style-name="T2">&lt;procesador</text:span><text:span text:style-name="T1"> </text:span><text:span text:style-name="T3">marca=</text:span><text:span text:style-name="T4">"AMD"</text:span><text:span text:style-name="T1"> </text:span><text:span text:style-name="T3">velocidade=</text:span><text:span text:style-name="T4">"1.4"</text:span><text:span text:style-name="T2">&gt;</text:span><text:span text:style-name="T1">Athlon</text:span><text:span text:style-name="T2">&lt;/procesador&gt;</text:span></text:p>
      <text:p text:style-name="P4"><text:s text:c="3"/><text:span text:style-name="T2">&lt;memoria&gt;</text:span><text:span text:style-name="T1">0.5</text:span><text:span text:style-name="T2">&lt;/memoria&gt;</text:span></text:p>
      <text:p text:style-name="P4"><text:s text:c="3"/><text:span text:style-name="T2">&lt;disco</text:span><text:span text:style-name="T1"> </text:span><text:span text:style-name="T3">capacidade=</text:span><text:span text:style-name="T4">"40"</text:span><text:span text:style-name="T2">/&gt;</text:span></text:p>
      <text:p text:style-name="P4"><text:s text:c="3"/><text:span text:style-name="T2">&lt;gravadora</text:span><text:span text:style-name="T1"> </text:span><text:span text:style-name="T3">tipo=</text:span><text:span text:style-name="T4">"CD"</text:span><text:span text:style-name="T2">/&gt;</text:span></text:p>
      <text:p text:style-name="P4"><text:s text:c="2"/><text:span text:style-name="T2">&lt;/hardware&gt;</text:span></text:p>
      <text:p text:style-name="P4"><text:s text:c="2"/><text:span text:style-name="T2">&lt;config&gt;</text:span></text:p>
      <text:p text:style-name="P4"><text:s text:c="3"/><text:span text:style-name="T2">&lt;OS&gt;</text:span><text:span text:style-name="T1">Mandriva 2007</text:span><text:span text:style-name="T2">&lt;/OS&gt;</text:span></text:p>
      <text:p text:style-name="P4"><text:s text:c="3"/><text:span text:style-name="T2">&lt;IP&gt;</text:span><text:span text:style-name="T1">192.168.10.45</text:span><text:span text:style-name="T2">&lt;/IP&gt;</text:span></text:p>
      <text:p text:style-name="P4"><text:s text:c="3"/><text:span text:style-name="T2">&lt;gateway&gt;</text:span><text:span text:style-name="T1">192.168.10.1</text:span><text:span text:style-name="T2">&lt;/gateway&gt;</text:span></text:p>
      <text:p text:style-name="P4"><text:s text:c="2"/><text:span text:style-name="T2">&lt;/config&gt;</text:span></text:p>
      <text:p text:style-name="P4"><text:s/><text:span text:style-name="T2">&lt;/máquina&gt;</text:span></text:p>
      <text:p text:style-name="P4"><text:s/><text:span text:style-name="T2">&lt;máquina</text:span><text:span text:style-name="T1"> </text:span><text:span text:style-name="T3">nome=</text:span><text:span text:style-name="T4">"PR007"</text:span><text:span text:style-name="T2">&gt;</text:span></text:p>
      <text:p text:style-name="P4"><text:s text:c="2"/><text:span text:style-name="T2">&lt;hardware&gt;</text:span></text:p>
      <text:p text:style-name="P4"><text:s text:c="3"/><text:span text:style-name="T2">&lt;tipo&gt;</text:span><text:span text:style-name="T1">Impresora Láser</text:span><text:span text:style-name="T2">&lt;/tipo&gt;</text:span></text:p>
      <text:p text:style-name="P4"><text:s text:c="3"/><text:span text:style-name="T2">&lt;fabricante&gt;</text:span><text:span text:style-name="T1">OKI</text:span><text:span text:style-name="T2">&lt;/fabricante&gt;</text:span></text:p>
      <text:p text:style-name="P4"><text:s text:c="2"/><text:span text:style-name="T2">&lt;/hardware&gt;</text:span></text:p>
      <text:p text:style-name="P4"><text:s text:c="2"/><text:span text:style-name="T2">&lt;config/&gt;</text:span></text:p>
      <text:p text:style-name="P4"><text:s text:c="2"/><text:span text:style-name="T2">&lt;notas&gt;</text:span><text:span text:style-name="T1">Monocromo, dúplex, red</text:span><text:span text:style-name="T2">&lt;/notas&gt;</text:span></text:p>
      <text:p text:style-name="P4"><text:s/><text:span text:style-name="T2">&lt;/máquina&gt;</text:span></text:p>
      <text:p text:style-name="P4"><text:s/><text:span text:style-name="T2">&lt;máquina</text:span><text:span text:style-name="T1"> </text:span><text:span text:style-name="T3">nome=</text:span><text:span text:style-name="T4">"COPERNICO"</text:span><text:span text:style-name="T2">&gt;</text:span></text:p>
      <text:p text:style-name="P4"><text:s text:c="2"/><text:span text:style-name="T2">&lt;hardware&gt;</text:span></text:p>
      <text:p text:style-name="P4"><text:s text:c="3"/><text:span text:style-name="T2">&lt;tipo&gt;</text:span><text:span text:style-name="T1">Torre</text:span><text:span text:style-name="T2">&lt;/tipo&gt;</text:span></text:p>
      <text:p text:style-name="P4"><text:s text:c="3"/><text:span text:style-name="T2">&lt;fabricante&gt;</text:span><text:span text:style-name="T1">Fujitsu-Siemens</text:span><text:span text:style-name="T2">&lt;/fabricante&gt;</text:span></text:p>
      <text:p text:style-name="P4"><text:s text:c="3"/><text:span text:style-name="T2">&lt;procesador</text:span><text:span text:style-name="T1"> </text:span><text:span text:style-name="T3">marca=</text:span><text:span text:style-name="T4">"Intel"</text:span><text:span text:style-name="T1"> </text:span><text:span text:style-name="T3">num_nucleos=</text:span><text:span text:style-name="T4">"4"</text:span><text:span text:style-name="T1"> </text:span><text:span text:style-name="T3">velocidade=</text:span><text:span text:style-name="T4">"3"</text:span><text:span text:style-name="T2">&gt;</text:span><text:span text:style-name="T1">Xeon</text:span><text:span text:style-name="T2">&lt;/procesador&gt;</text:span></text:p>
      <text:p text:style-name="P4"><text:s text:c="3"/><text:span text:style-name="T2">&lt;memoria</text:span><text:span text:style-name="T1"> </text:span><text:span text:style-name="T3">tecnoloxía=</text:span><text:span text:style-name="T4">"DDR"</text:span><text:span text:style-name="T2">&gt;</text:span><text:span text:style-name="T1">2</text:span><text:span text:style-name="T2">&lt;/memoria&gt;</text:span></text:p>
      <text:p text:style-name="P4"><text:s text:c="3"/><text:span text:style-name="T2">&lt;disco</text:span><text:span text:style-name="T1"> </text:span><text:span text:style-name="T3">tecnoloxía=</text:span><text:span text:style-name="T4">"SCSI"</text:span><text:span text:style-name="T1"> </text:span><text:span text:style-name="T3">capacidade=</text:span><text:span text:style-name="T4">"500"</text:span><text:span text:style-name="T2">/&gt;</text:span></text:p>
      <text:p text:style-name="P4"><text:s text:c="3"/><text:span text:style-name="T2">&lt;disco</text:span><text:span text:style-name="T1"> </text:span><text:span text:style-name="T3">tecnoloxía=</text:span><text:span text:style-name="T4">"SCSI"</text:span><text:span text:style-name="T1"> </text:span><text:span text:style-name="T3">capacidade=</text:span><text:span text:style-name="T4">"500"</text:span><text:span text:style-name="T2">/&gt;</text:span></text:p>
      <text:p text:style-name="P4"><text:s text:c="3"/><text:span text:style-name="T2">&lt;gravadora</text:span><text:span text:style-name="T1"> </text:span><text:span text:style-name="T3">tipo=</text:span><text:span text:style-name="T4">"DVD"</text:span><text:span text:style-name="T2">/&gt;</text:span></text:p>
      <text:p text:style-name="P4"><text:s text:c="2"/><text:span text:style-name="T2">&lt;/hardware&gt;</text:span></text:p>
      <text:p text:style-name="P4"><text:s text:c="2"/><text:span text:style-name="T2">&lt;config&gt;</text:span></text:p>
      <text:p text:style-name="P4"><text:s text:c="3"/><text:span text:style-name="T2">&lt;role&gt;</text:span><text:span text:style-name="T1">Servidor de dominio</text:span><text:span text:style-name="T2">&lt;/role&gt;</text:span></text:p>
      <text:p text:style-name="P4"><text:s text:c="3"/><text:span text:style-name="T2">&lt;OS&gt;</text:span><text:span text:style-name="T1">Windows 2003 Server R2</text:span><text:span text:style-name="T2">&lt;/OS&gt;</text:span></text:p>
      <text:p text:style-name="P4"><text:s text:c="3"/><text:span text:style-name="T2">&lt;IP&gt;</text:span><text:span text:style-name="T1">192.168.20.11</text:span><text:span text:style-name="T2">&lt;/IP&gt;</text:span></text:p>
      <text:p text:style-name="P4"><text:s text:c="3"/><text:span text:style-name="T2">&lt;gateway&gt;</text:span><text:span text:style-name="T1">192.168.20.1</text:span><text:span text:style-name="T2">&lt;/gateway&gt;</text:span></text:p>
      <text:p text:style-name="P4"><text:s text:c="2"/><text:span text:style-name="T2">&lt;/config&gt;</text:span></text:p>
      <text:p text:style-name="P4"><text:s/><text:span text:style-name="T2">&lt;/máquina&gt;</text:span></text:p>
      <text:p text:style-name="P4"><text:soft-page-break/><text:s/><text:span text:style-name="T2">&lt;máquina</text:span><text:span text:style-name="T1"> </text:span><text:span text:style-name="T3">nome=</text:span><text:span text:style-name="T4">"GALILEO"</text:span><text:span text:style-name="T2">&gt;</text:span></text:p>
      <text:p text:style-name="P4"><text:s text:c="2"/><text:span text:style-name="T2">&lt;hardware&gt;</text:span></text:p>
      <text:p text:style-name="P4"><text:s text:c="3"/><text:span text:style-name="T2">&lt;tipo&gt;</text:span><text:span text:style-name="T1">Torre</text:span><text:span text:style-name="T2">&lt;/tipo&gt;</text:span></text:p>
      <text:p text:style-name="P4"><text:s text:c="3"/><text:span text:style-name="T2">&lt;fabricante&gt;</text:span><text:span text:style-name="T1">Fujitsu-Siemens</text:span><text:span text:style-name="T2">&lt;/fabricante&gt;</text:span></text:p>
      <text:p text:style-name="P4"><text:s text:c="3"/><text:span text:style-name="T2">&lt;procesador</text:span><text:span text:style-name="T1"> </text:span><text:span text:style-name="T3">marca=</text:span><text:span text:style-name="T4">"Intel"</text:span><text:span text:style-name="T1"> </text:span><text:span text:style-name="T3">num_nucleos=</text:span><text:span text:style-name="T4">"4"</text:span><text:span text:style-name="T1"> </text:span><text:span text:style-name="T3">velocidade=</text:span><text:span text:style-name="T4">"3"</text:span><text:span text:style-name="T2">&gt;</text:span><text:span text:style-name="T1">Xeon</text:span><text:span text:style-name="T2">&lt;/procesador&gt;</text:span></text:p>
      <text:p text:style-name="P4"><text:s text:c="3"/><text:span text:style-name="T2">&lt;memoria</text:span><text:span text:style-name="T1"> </text:span><text:span text:style-name="T3">tecnoloxía=</text:span><text:span text:style-name="T4">"DDR2"</text:span><text:span text:style-name="T2">&gt;</text:span><text:span text:style-name="T1">2</text:span><text:span text:style-name="T2">&lt;/memoria&gt;</text:span></text:p>
      <text:p text:style-name="P4"><text:s text:c="3"/><text:span text:style-name="T2">&lt;disco</text:span><text:span text:style-name="T1"> </text:span><text:span text:style-name="T3">tecnoloxía=</text:span><text:span text:style-name="T4">"SCSI"</text:span><text:span text:style-name="T1"> </text:span><text:span text:style-name="T3">capacidade=</text:span><text:span text:style-name="T4">"200"</text:span><text:span text:style-name="T2">/&gt;</text:span></text:p>
      <text:p text:style-name="P4"><text:s text:c="3"/><text:span text:style-name="T2">&lt;disco</text:span><text:span text:style-name="T1"> </text:span><text:span text:style-name="T3">tecnoloxía=</text:span><text:span text:style-name="T4">"SCSI"</text:span><text:span text:style-name="T1"> </text:span><text:span text:style-name="T3">capacidade=</text:span><text:span text:style-name="T4">"200"</text:span><text:span text:style-name="T2">/&gt;</text:span></text:p>
      <text:p text:style-name="P4"><text:s text:c="3"/><text:span text:style-name="T2">&lt;disco</text:span><text:span text:style-name="T1"> </text:span><text:span text:style-name="T3">tecnoloxía=</text:span><text:span text:style-name="T4">"SCSI"</text:span><text:span text:style-name="T1"> </text:span><text:span text:style-name="T3">capacidade=</text:span><text:span text:style-name="T4">"200"</text:span><text:span text:style-name="T2">/&gt;</text:span></text:p>
      <text:p text:style-name="P4"><text:s text:c="3"/><text:span text:style-name="T2">&lt;lectora</text:span><text:span text:style-name="T1"> </text:span><text:span text:style-name="T3">tipo=</text:span><text:span text:style-name="T4">"DVD"</text:span><text:span text:style-name="T2">/&gt;</text:span></text:p>
      <text:p text:style-name="P4"><text:s text:c="2"/><text:span text:style-name="T2">&lt;/hardware&gt;</text:span></text:p>
      <text:p text:style-name="P4"><text:s text:c="2"/><text:span text:style-name="T2">&lt;config&gt;</text:span></text:p>
      <text:p text:style-name="P4"><text:s text:c="3"/><text:span text:style-name="T2">&lt;role&gt;</text:span><text:span text:style-name="T1">Servidor de dominio</text:span><text:span text:style-name="T2">&lt;/role&gt;</text:span></text:p>
      <text:p text:style-name="P4"><text:s text:c="3"/><text:span text:style-name="T2">&lt;OS&gt;</text:span><text:span text:style-name="T1">Windows 2008 Server R2</text:span><text:span text:style-name="T2">&lt;/OS&gt;</text:span></text:p>
      <text:p text:style-name="P4"><text:s text:c="3"/><text:span text:style-name="T2">&lt;IP&gt;</text:span><text:span text:style-name="T1">192.168.20.10</text:span><text:span text:style-name="T2">&lt;/IP&gt;</text:span></text:p>
      <text:p text:style-name="P4"><text:s text:c="3"/><text:span text:style-name="T2">&lt;gateway&gt;</text:span><text:span text:style-name="T1">192.168.20.1</text:span><text:span text:style-name="T2">&lt;/gateway&gt;</text:span></text:p>
      <text:p text:style-name="P4"><text:s text:c="2"/><text:span text:style-name="T2">&lt;/config&gt;</text:span></text:p>
      <text:p text:style-name="P4"><text:s/><text:span text:style-name="T2">&lt;/máquina&gt;</text:span></text:p>
      <text:p text:style-name="P4"><text:s/><text:span text:style-name="T2">&lt;máquina</text:span><text:span text:style-name="T1"> </text:span><text:span text:style-name="T3">nome=</text:span><text:span text:style-name="T4">"KEPLER"</text:span><text:span text:style-name="T2">&gt;</text:span></text:p>
      <text:p text:style-name="P4"><text:s text:c="2"/><text:span text:style-name="T2">&lt;hardware&gt;</text:span></text:p>
      <text:p text:style-name="P4"><text:s text:c="3"/><text:span text:style-name="T2">&lt;tipo&gt;</text:span><text:span text:style-name="T1">Rack</text:span><text:span text:style-name="T2">&lt;/tipo&gt;</text:span></text:p>
      <text:p text:style-name="P4"><text:s text:c="3"/><text:span text:style-name="T2">&lt;fabricante&gt;</text:span><text:span text:style-name="T1">HP</text:span><text:span text:style-name="T2">&lt;/fabricante&gt;</text:span></text:p>
      <text:p text:style-name="P4"><text:s text:c="3"/><text:span text:style-name="T2">&lt;procesador</text:span><text:span text:style-name="T1"> </text:span><text:span text:style-name="T3">marca=</text:span><text:span text:style-name="T4">"Intel"</text:span><text:span text:style-name="T1"> </text:span><text:span text:style-name="T3">num_nucleos=</text:span><text:span text:style-name="T4">"2"</text:span><text:span text:style-name="T1"> </text:span><text:span text:style-name="T3">velocidade=</text:span><text:span text:style-name="T4">"3"</text:span><text:span text:style-name="T2">&gt;</text:span><text:span text:style-name="T1">Core2 Duo</text:span><text:span text:style-name="T2">&lt;/procesador&gt;</text:span></text:p>
      <text:p text:style-name="P4"><text:s text:c="3"/><text:span text:style-name="T2">&lt;memoria</text:span><text:span text:style-name="T1"> </text:span><text:span text:style-name="T3">tecnoloxía=</text:span><text:span text:style-name="T4">"DDR2"</text:span><text:span text:style-name="T2">&gt;</text:span><text:span text:style-name="T1">4</text:span><text:span text:style-name="T2">&lt;/memoria&gt;</text:span></text:p>
      <text:p text:style-name="P4"><text:s text:c="3"/><text:span text:style-name="T2">&lt;disco</text:span><text:span text:style-name="T1"> </text:span><text:span text:style-name="T3">tecnoloxía=</text:span><text:span text:style-name="T4">"SATA"</text:span><text:span text:style-name="T1"> </text:span><text:span text:style-name="T3">capacidade=</text:span><text:span text:style-name="T4">"500"</text:span><text:span text:style-name="T2">/&gt;</text:span></text:p>
      <text:p text:style-name="P4"><text:s text:c="3"/><text:span text:style-name="T2">&lt;disco</text:span><text:span text:style-name="T1"> </text:span><text:span text:style-name="T3">tecnoloxía=</text:span><text:span text:style-name="T4">"SATA"</text:span><text:span text:style-name="T1"> </text:span><text:span text:style-name="T3">capacidade=</text:span><text:span text:style-name="T4">"500"</text:span><text:span text:style-name="T2">/&gt;</text:span></text:p>
      <text:p text:style-name="P4"><text:s text:c="3"/><text:span text:style-name="T2">&lt;disco</text:span><text:span text:style-name="T1"> </text:span><text:span text:style-name="T3">tecnoloxía=</text:span><text:span text:style-name="T4">"SATA"</text:span><text:span text:style-name="T1"> </text:span><text:span text:style-name="T3">capacidade=</text:span><text:span text:style-name="T4">"500"</text:span><text:span text:style-name="T2">/&gt;</text:span></text:p>
      <text:p text:style-name="P4"><text:s text:c="3"/><text:span text:style-name="T2">&lt;gravadora</text:span><text:span text:style-name="T1"> </text:span><text:span text:style-name="T3">tipo=</text:span><text:span text:style-name="T4">"DVD"</text:span><text:span text:style-name="T2">/&gt;</text:span></text:p>
      <text:p text:style-name="P4"><text:s text:c="2"/><text:span text:style-name="T2">&lt;/hardware&gt;</text:span></text:p>
      <text:p text:style-name="P4"><text:s text:c="2"/><text:span text:style-name="T2">&lt;config&gt;</text:span></text:p>
      <text:p text:style-name="P4"><text:s text:c="3"/><text:span text:style-name="T2">&lt;role&gt;</text:span><text:span text:style-name="T1">Servidor de arquivos</text:span><text:span text:style-name="T2">&lt;/role&gt;</text:span></text:p>
      <text:p text:style-name="P4"><text:s text:c="3"/><text:span text:style-name="T2">&lt;OS&gt;</text:span><text:span text:style-name="T1">Ubuntu 8.04 Server</text:span><text:span text:style-name="T2">&lt;/OS&gt;</text:span></text:p>
      <text:p text:style-name="P4"><text:s text:c="3"/><text:span text:style-name="T2">&lt;IP&gt;</text:span><text:span text:style-name="T1">192.168.10.10</text:span><text:span text:style-name="T2">&lt;/IP&gt;</text:span></text:p>
      <text:p text:style-name="P4"><text:s text:c="3"/><text:span text:style-name="T2">&lt;gateway&gt;</text:span><text:span text:style-name="T1">192.168.10.1</text:span><text:span text:style-name="T2">&lt;/gateway&gt;</text:span></text:p>
      <text:p text:style-name="P4"><text:s text:c="2"/><text:span text:style-name="T2">&lt;/config&gt;</text:span></text:p>
      <text:p text:style-name="P4"><text:s/><text:span text:style-name="T2">&lt;/máquina&gt;</text:span></text:p>
      <text:p text:style-name="P4"><text:s/><text:span text:style-name="T2">&lt;máquina</text:span><text:span text:style-name="T1"> </text:span><text:span text:style-name="T3">nome=</text:span><text:span text:style-name="T4">"NEWTON"</text:span><text:span text:style-name="T2">&gt;</text:span></text:p>
      <text:p text:style-name="P4"><text:s text:c="2"/><text:span text:style-name="T2">&lt;hardware&gt;</text:span></text:p>
      <text:p text:style-name="P4"><text:s text:c="3"/><text:span text:style-name="T2">&lt;tipo&gt;</text:span><text:span text:style-name="T1">Rack</text:span><text:span text:style-name="T2">&lt;/tipo&gt;</text:span></text:p>
      <text:p text:style-name="P4"><text:s text:c="3"/><text:span text:style-name="T2">&lt;fabricante&gt;</text:span><text:span text:style-name="T1">HP</text:span><text:span text:style-name="T2">&lt;/fabricante&gt;</text:span></text:p>
      <text:p text:style-name="P4"><text:s text:c="3"/><text:span text:style-name="T2">&lt;procesador</text:span><text:span text:style-name="T1"> </text:span><text:span text:style-name="T3">marca=</text:span><text:span text:style-name="T4">"Intel"</text:span><text:span text:style-name="T1"> </text:span><text:span text:style-name="T3">num_nucleos=</text:span><text:span text:style-name="T4">"2"</text:span><text:span text:style-name="T1"> </text:span><text:span text:style-name="T3">velocidade=</text:span><text:span text:style-name="T4">"3"</text:span><text:span text:style-name="T2">&gt;</text:span><text:span text:style-name="T1">Core2 Duo</text:span><text:span text:style-name="T2">&lt;/procesador&gt;</text:span></text:p>
      <text:p text:style-name="P4"><text:s text:c="3"/><text:span text:style-name="T2">&lt;memoria</text:span><text:span text:style-name="T1"> </text:span><text:span text:style-name="T3">tecnoloxía=</text:span><text:span text:style-name="T4">"DDR2"</text:span><text:span text:style-name="T2">&gt;</text:span><text:span text:style-name="T1">4</text:span><text:span text:style-name="T2">&lt;/memoria&gt;</text:span></text:p>
      <text:p text:style-name="P4"><text:s text:c="3"/><text:span text:style-name="T2">&lt;disco</text:span><text:span text:style-name="T1"> </text:span><text:span text:style-name="T3">tecnoloxía=</text:span><text:span text:style-name="T4">"SATA"</text:span><text:span text:style-name="T1"> </text:span><text:span text:style-name="T3">capacidade=</text:span><text:span text:style-name="T4">"500"</text:span><text:span text:style-name="T2">/&gt;</text:span></text:p>
      <text:p text:style-name="P4"><text:s text:c="3"/><text:span text:style-name="T2">&lt;disco</text:span><text:span text:style-name="T1"> </text:span><text:span text:style-name="T3">tecnoloxía=</text:span><text:span text:style-name="T4">"SATA"</text:span><text:span text:style-name="T1"> </text:span><text:span text:style-name="T3">capacidade=</text:span><text:span text:style-name="T4">"500"</text:span><text:span text:style-name="T2">/&gt;</text:span></text:p>
      <text:p text:style-name="P4"><text:s text:c="3"/><text:span text:style-name="T2">&lt;gravadora</text:span><text:span text:style-name="T1"> </text:span><text:span text:style-name="T3">tipo=</text:span><text:span text:style-name="T4">"DVD"</text:span><text:span text:style-name="T2">/&gt;</text:span></text:p>
      <text:p text:style-name="P4"><text:s text:c="2"/><text:span text:style-name="T2">&lt;/hardware&gt;</text:span></text:p>
      <text:p text:style-name="P4"><text:s text:c="2"/><text:span text:style-name="T2">&lt;config&gt;</text:span></text:p>
      <text:p text:style-name="P4"><text:soft-page-break/><text:s text:c="3"/><text:span text:style-name="T2">&lt;role&gt;</text:span><text:span text:style-name="T1">Servidor web</text:span><text:span text:style-name="T2">&lt;/role&gt;</text:span></text:p>
      <text:p text:style-name="P4"><text:s text:c="3"/><text:span text:style-name="T2">&lt;OS&gt;</text:span><text:span text:style-name="T1">Ubuntu 8.04 Server</text:span><text:span text:style-name="T2">&lt;/OS&gt;</text:span></text:p>
      <text:p text:style-name="P4"><text:s text:c="3"/><text:span text:style-name="T2">&lt;IP&gt;</text:span><text:span text:style-name="T1">192.168.10.11</text:span><text:span text:style-name="T2">&lt;/IP&gt;</text:span></text:p>
      <text:p text:style-name="P4"><text:s text:c="3"/><text:span text:style-name="T2">&lt;gateway&gt;</text:span><text:span text:style-name="T1">192.168.10.1</text:span><text:span text:style-name="T2">&lt;/gateway&gt;</text:span></text:p>
      <text:p text:style-name="P4"><text:s text:c="2"/><text:span text:style-name="T2">&lt;/config&gt;</text:span></text:p>
      <text:p text:style-name="P4"><text:s/><text:span text:style-name="T2">&lt;/máquina&gt;</text:span></text:p>
      <text:p text:style-name="P2">&lt;/equipos&gt;</text:p>
      <text:p text:style-name="Standard"/>
      <text:p text:style-name="P5">1. Os discos de tecnoloxía "SCSI".</text:p>
      <text:p text:style-name="P8"/>
      <text:p text:style-name="P10">//disco[@tecnoloxía='SCSI']</text:p>
      <text:p text:style-name="P10"/>
      <text:p text:style-name="P5">2. O nome do sistema operativo da máquina con IP "192.168.10.45".</text:p>
      <text:p text:style-name="P8"/>
      <text:p text:style-name="P10">//máquina[config/IP='192.168.10.45']/config/OS</text:p>
      <text:p text:style-name="P10"/>
      <text:p text:style-name="P5">3. Os atributos que figuran nos procesadores da marca "AMD".</text:p>
      <text:p text:style-name="P8"/>
      <text:p text:style-name="P10">//procesador[@marca='AMD']/@*</text:p>
      <text:p text:style-name="P10"/>
      <text:p text:style-name="P5">4. Os textos (soamente) que figuran na configuración (elemento "config") do equipo de nome "COPERNICO".</text:p>
      <text:p text:style-name="P8"/>
      <text:p text:style-name="P10">//máquina[@nome='COPERNICO']/config</text:p>
      <text:p text:style-name="P10"/>
      <text:p text:style-name="P5">5. As máquinas de tipo "Semitorre" con sistema operativo "Windows XP".</text:p>
      <text:p text:style-name="P8"/>
      <text:p text:style-name="P10">//máquina[tipo='<text:span text:style-name="T6">s</text:span>emitorre' and config/OS='Windows XP']</text:p>
      <text:p text:style-name="P10"/>
      <text:p text:style-name="P5">6. Os fabricantes das máquinas que teñan 4GB de memoria "DDR2".</text:p>
      <text:p text:style-name="P8"/>
      <text:p text:style-name="P10">//máquina[hardware/memoria[@tecnoloxía='DDR2']='4']/hardware/fabricante/text()</text:p>
      <text:p text:style-name="P10"/>
      <text:p text:style-name="P5">7. O sistema operativo das máquinas nas que figure o número de núcleos do procesador.</text:p>
      <text:p text:style-name="P8"/>
      <text:p text:style-name="P10">//máquina[<text:a xlink:type="simple" xlink:href="mailto:hardware/procesador/@num_nucleos" text:style-name="Internet_20_link" text:visited-style-name="Visited_20_Internet_20_Link">hardware/procesador/@num_nucleos</text:a>]/config/OS/text()</text:p>
      <text:p text:style-name="P10"/>
      <text:p text:style-name="P5">8. Os nomes das máquinas que empreguen memoria con tecnoloxía "DDR2".</text:p>
      <text:p text:style-name="P8"/>
      <text:p text:style-name="P10">//máquina[<text:a xlink:type="simple" xlink:href="mailto:hardware/procesador/@num_nucleos" text:style-name="Internet_20_link" text:visited-style-name="Visited_20_Internet_20_Link">hardware/procesador/@num_nucleos</text:a>]/config/OS/text()</text:p>
      <text:p text:style-name="P10"/>
      <text:p text:style-name="P5">9. As máquinas con procesador da marca "Intel" e gravadora de DVD.</text:p>
      <text:p text:style-name="P8"/>
      <text:p text:style-name="P10">//máquina[hardware/procesador/@marca='Intel' and <text:a xlink:type="simple" xlink:href="mailto:hardware/gravadora/@tipo" text:style-name="Internet_20_link" text:visited-style-name="Visited_20_Internet_20_Link">hardware/gravadora/@tipo</text:a>='DVD']</text:p>
      <text:p text:style-name="P10"/>
      <text:p text:style-name="P5">10. A configuración daquelas máquinas nas que figura un gateway.</text:p>
      <text:p text:style-name="P8"/>
      <text:p text:style-name="P10">//máquina[config/gateway]/config</text:p>
      <text:p text:style-name="P10"/>
      <text:p text:style-name="P5">11. As máquinas con nome comezando por "PC".</text:p>
      <text:p text:style-name="P8"/>
      <text:p text:style-name="P10">//máquina[starts-with(@nome, 'PC')]</text:p>
      <text:p text:style-name="P10"><text:soft-page-break/></text:p>
      <text:p text:style-name="P6">12. O nome das máquinas con máis de un disco duro.</text:p>
      <text:p text:style-name="P12"/>
      <text:p text:style-name="P11"><text:span text:style-name="T5">//máquina[count(hardware/disco) &gt; 1]</text:span><text:a xlink:type="simple" xlink:href="../../../../../@nome" text:style-name="Internet_20_link" text:visited-style-name="Visited_20_Internet_20_Link">/@nome</text:a></text:p>
      <text:p text:style-name="P11"/>
      <text:p text:style-name="P6">13. A suma dos GB de memoria RAM de todas as máquinas.</text:p>
      <text:p text:style-name="P9"/>
      <text:p text:style-name="P7">sum(//máquina/hardware/memoria/number())</text:p>
      <text:p text:style-name="P11"/>
      <text:p text:style-name="P6">14. A suma das capacidades dos discos duros de tipo "SCSI".</text:p>
      <text:p text:style-name="P9"/>
      <text:p text:style-name="P11"><text:span text:style-name="T5">sum(//máquina/hardware/disco[@tecnoloxía='SCSI']</text:span><text:a xlink:type="simple" xlink:href="../../../../../@capacidade" text:style-name="Internet_20_link" text:visited-style-name="Visited_20_Internet_20_Link">/@capacidade</text:a><text:span text:style-name="T5">)</text:span></text:p>
      <text:p text:style-name="P11"/>
      <text:p text:style-name="P6">15. Os nomes das máquinas das que se coñeza a súa cantidade de memoria, pero non a tecno-loxía desta.</text:p>
      <text:p text:style-name="P9"/>
      <text:p text:style-name="P7">//máquina[hardware/memoria and not(hardware/memoria/@tecnoloxía)]</text:p>
      <text:p text:style-name="P7"/>
      <text:p text:style-name="P6">16. As máquinas con sistema operativo da familia Windows e gravadora de DVD.</text:p>
      <text:p text:style-name="P6"/>
      <text:p text:style-name="P7">//máquina[config/OS[starts-with(., 'Windows')] and <text:a xlink:type="simple" xlink:href="mailto:hardware/gravadora/@tipo" text:style-name="Internet_20_link" text:visited-style-name="Visited_20_Internet_20_Link">hardware/gravadora/@tipo</text:a>='DVD']</text:p>
      <text:p text:style-name="P7"/>
      <text:p text:style-name="P6">17. As máquinas nas que non figure o sistema operativo.</text:p>
      <text:p text:style-name="P6"/>
      <text:p text:style-name="P7">//máquina[not(config/OS)]</text:p>
      <text:p text:style-name="P7"/>
      <text:p text:style-name="P6">18. O nome da máquina e do SO daquelas máquinas con máis de un disco duro.</text:p>
      <text:p text:style-name="P6"/>
      <text:p text:style-name="P7">//máquina[count(hardware/disco) &gt; 1]/concat(@nome, ' - ', config/OS)</text:p>
      <text:p text:style-name="P7"/>
      <text:p text:style-name="P6">19. A configuración daquelas máquinas nas que figura unha dirección IP pero non o gateway.</text:p>
      <text:p text:style-name="P7"/>
      <text:p text:style-name="P7">//máquina[config/IP and not(config/gateway)]/config</text:p>
      <text:p text:style-name="P7"/>
      <text:p text:style-name="P6">20. Os elementos baleiros (non conteñen texto).</text:p>
      <text:p text:style-name="P7"><text:soft-page-break/>//*[not(text())]</text:p>
      <text:p text:style-name="P7"/>
      <text:p text:style-name="P6">21. As direccións IP dentro da rede 192.168.10.0/24.</text:p>
      <text:p text:style-name="P7"/>
      <text:p text:style-name="P7">//máquina[starts-with(config/IP, '192.168.10.')]</text:p>
      <text:p text:style-name="P7"/>
      <text:p text:style-name="P6">22. Os nomes das máquinas con procesador multinúcleo e 2GB ou menos de memoria.</text:p>
      <text:p text:style-name="P7"/>
      <text:p text:style-name="P7">//máquina[hardware/procesador/@num_nucleos &gt; 1 and hardware/memoria &lt;= 2]/@nome</text:p>
      <text:p text:style-name="P7"/>
      <text:p text:style-name="P6">23. As máquinas que teñan disco duro (un ou varios) con capacidade total maior de 1000GB.</text:p>
      <text:p text:style-name="P7"/>
      <text:p text:style-name="P7">//máquina[sum(hardware/disco/@capacidade) &gt; 1000]</text:p>
      <text:p text:style-name="P7"/>
      <text:p text:style-name="P6">24. As máquinas que teñan disco duro (un ou varios) con capacidade total menor de 80GB.</text:p>
      <text:p text:style-name="P7"/>
      <text:p text:style-name="P7">//máquina[sum(hardware/disco/@capacidade) &lt; 80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1:10:28.037000000</meta:creation-date>
    <dc:date>2024-01-30T08:45:03.682000000</dc:date>
    <meta:editing-duration>PT1H46M27S</meta:editing-duration>
    <meta:editing-cycles>3</meta:editing-cycles>
    <meta:generator>LibreOffice/7.4.6.2$Windows_X86_64 LibreOffice_project/5b1f5509c2decdade7fda905e3e1429a67acd63d</meta:generator>
    <meta:document-statistic meta:table-count="0" meta:image-count="0" meta:object-count="0" meta:page-count="6" meta:paragraph-count="200" meta:word-count="600" meta:character-count="6740" meta:non-whitespace-character-count="5981"/>
  </office:meta>
</office:document-meta>
</file>